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 style:list-style-name=""/>
    <style:style style:name="P2" style:family="paragraph" style:parent-style-name="Heading_20_2"/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1. Simple metrics</text:h>
      <text:h text:style-name="Heading_20_2" text:outline-level="2">1.1 Count sort</text:h>
      <text:h text:style-name="Heading_20_3" text:outline-level="3">1.1.1 Speedup</text:h>
      <text:p text:style-name="Text_20_body"/>
      <text:p text:style-name="Text_20_body"><draw:frame draw:style-name="fr1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3" text:outline-level="3">1.1.2 Efficiency</text:h>
      <text:p text:style-name="Text_20_body"><draw:frame draw:style-name="fr2" draw:name="Object2" text:anchor-type="paragraph" svg:x="0.4484in" svg:y="1.2465in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/>
      <text:p text:style-name="Text_20_body"><text:soft-page-break/></text:p>
      <text:p text:style-name="Text_20_body"/>
      <text:h text:style-name="Heading_20_3" text:outline-level="3">1.1.3 Serial fraction</text:h>
      <text:p text:style-name="Text_20_body"><draw:frame draw:style-name="fr2" draw:name="Object3" text:anchor-type="paragraph" svg:x="0.3134in" svg:y="0.0874in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/>
      <text:h text:style-name="Heading_20_3" text:outline-level="3">1.2 Matrix vector multiplication</text:h>
      <text:h text:style-name="Heading_20_3" text:outline-level="3">1.2.1 Speedup</text:h>
      <text:p text:style-name="Text_20_body"><draw:frame draw:style-name="fr2" draw:name="Object6" text:anchor-type="paragraph" svg:x="0.3811in" svg:y="0.1016in" svg:width="6.2992in" svg:height="3.5429in" draw:z-index="5"><draw:object xlink:href="./Object 6" xlink:type="simple" xlink:show="embed" xlink:actuate="onLoad"/><draw:image xlink:href="./ObjectReplacements/Object 6" xlink:type="simple" xlink:show="embed" xlink:actuate="onLoad"/><svg:desc>chart</svg:desc></draw:frame><text:soft-page-break/></text:p>
      <text:p text:style-name="Text_20_body"/>
      <text:p text:style-name="Text_20_body"/>
      <text:h text:style-name="Heading_20_3" text:outline-level="3">1.2.2 Efficiency</text:h>
      <text:p text:style-name="Text_20_body"><draw:frame draw:style-name="fr2" draw:name="Object5" text:anchor-type="paragraph" svg:x="0.2945in" svg:y="-0.0071in" svg:width="6.2992in" svg:height="3.5429in" draw:z-index="6"><draw:object xlink:href="./Object 5" xlink:type="simple" xlink:show="embed" xlink:actuate="onLoad"/><draw:image xlink:href="./ObjectReplacements/Object 5" xlink:type="simple" xlink:show="embed" xlink:actuate="onLoad"/><svg:desc>chart</svg:desc></draw:frame></text:p>
      <text:p text:style-name="Text_20_body"/>
      <text:p text:style-name="Text_20_body"/>
      <text:h text:style-name="Heading_20_3" text:outline-level="3"><text:soft-page-break/>1.2.3 Serial fraction</text:h>
      <text:p text:style-name="Text_20_body"/>
      <text:p text:style-name="Text_20_body"><draw:frame draw:style-name="fr3" draw:name="Object4" text:anchor-type="paragraph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/draw:frame></text:p>
      <text:h text:style-name="P1" text:outline-level="1">2. Scaled metrics</text:h>
      <text:h text:style-name="Heading_20_2" text:outline-level="2">2. 1 Count sort</text:h>
      <text:h text:style-name="Heading_20_3" text:outline-level="3">21.1 Speedup</text:h>
      <text:p text:style-name="Text_20_body"/>
      <text:p text:style-name="Text_20_body"><draw:frame draw:style-name="fr3" draw:name="Object7" text:anchor-type="paragraph" svg:width="6.2992in" svg:height="3.5429in" draw:z-index="4"><draw:object xlink:href="./Object 7" xlink:type="simple" xlink:show="embed" xlink:actuate="onLoad"/><draw:image xlink:href="./ObjectReplacements/Object 7" xlink:type="simple" xlink:show="embed" xlink:actuate="onLoad"/></draw:frame><text:soft-page-break/></text:p>
      <text:h text:style-name="Heading_20_3" text:outline-level="3">2.1.2 Efficiency</text:h>
      <text:p text:style-name="Text_20_body"/>
      <text:p text:style-name="Text_20_body"/>
      <text:p text:style-name="Text_20_body"><draw:frame draw:style-name="fr1" draw:name="Object8" text:anchor-type="paragraph" svg:width="6.2992in" svg:height="3.5429in" draw:z-index="7"><draw:object xlink:href="./Object 8" xlink:type="simple" xlink:show="embed" xlink:actuate="onLoad"/><draw:image xlink:href="./ObjectReplacements/Object 8" xlink:type="simple" xlink:show="embed" xlink:actuate="onLoad"/></draw:frame></text:p>
      <text:h text:style-name="Heading_20_3" text:outline-level="3">2.1.3 Serial fraction</text:h>
      <text:p text:style-name="Text_20_body"/>
      <text:p text:style-name="Text_20_body"><text:soft-page-break/></text:p>
      <text:p text:style-name="Text_20_body"><draw:frame draw:style-name="fr1" draw:name="Object9" text:anchor-type="paragraph" svg:width="6.2992in" svg:height="3.5429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Text_20_body"/>
      <text:h text:style-name="Heading_20_2" text:outline-level="2">2.2 Matrix vector multiplication</text:h>
      <text:h text:style-name="Heading_20_3" text:outline-level="3">1.2.1 Speedup</text:h>
      <text:p text:style-name="Text_20_body"/>
      <text:p text:style-name="Text_20_body"><draw:frame draw:style-name="fr1" draw:name="Object12" text:anchor-type="paragraph" svg:width="6.2992in" svg:height="3.5429in" draw:z-index="11"><draw:object xlink:href="./Object 12" xlink:type="simple" xlink:show="embed" xlink:actuate="onLoad"/><draw:image xlink:href="./ObjectReplacements/Object 12" xlink:type="simple" xlink:show="embed" xlink:actuate="onLoad"/></draw:frame></text:p>
      <text:h text:style-name="Heading_20_3" text:outline-level="3"><text:soft-page-break/>1.2.2 Efficiency</text:h>
      <text:p text:style-name="Text_20_body"/>
      <text:p text:style-name="Text_20_body"/>
      <text:p text:style-name="Text_20_body"/>
      <text:p text:style-name="Text_20_body"><draw:frame draw:style-name="fr3" draw:name="Object11" text:anchor-type="paragraph" svg:width="6.2984in" svg:height="3.5429in" draw:z-index="10"><draw:object xlink:href="./Object 11" xlink:type="simple" xlink:show="embed" xlink:actuate="onLoad"/><draw:image xlink:href="./ObjectReplacements/Object 11" xlink:type="simple" xlink:show="embed" xlink:actuate="onLoad"/></draw:frame></text:p>
      <text:h text:style-name="Heading_20_3" text:outline-level="3">1.2.3 Serial fraction</text:h>
      <text:p text:style-name="Text_20_body"/>
      <text:p text:style-name="Text_20_body"><draw:frame draw:style-name="fr2" draw:name="Object10" text:anchor-type="paragraph" svg:x="0.3244in" svg:y="0.1118in" svg:width="6.2992in" svg:height="3.5429in" draw:z-index="9"><draw:object xlink:href="./Object 10" xlink:type="simple" xlink:show="embed" xlink:actuate="onLoad"/><draw:image xlink:href="./ObjectReplacements/Object 10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09:12:29</meta:creation-date>
    <dc:date>2014-05-07T09:36:39</dc:date>
    <meta:editing-duration>PT18M38S</meta:editing-duration>
    <meta:editing-cycles>6</meta:editing-cycles>
    <meta:generator>LibreOffice/3.5$Linux_X86_64 LibreOffice_project/350m1$Build-2</meta:generator>
    <meta:document-statistic meta:table-count="0" meta:image-count="0" meta:object-count="12" meta:page-count="7" meta:paragraph-count="18" meta:word-count="51" meta:character-count="332" meta:non-whitespace-character-count="3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7.056cm" svg:y="0.315cm" chart:style-name="ch2">
          <text:p>Speedup</text:p>
        </chart:title>
        <chart:legend chart:legend-position="end" svg:x="12.882cm" svg:y="3.453cm" style:legend-expansion="high" chart:style-name="ch3"/>
        <chart:plot-area chart:style-name="ch4" chart:data-source-has-labels="both" svg:x="0.769cm" svg:y="1.631cm" svg:width="11.475cm" svg:height="6.208cm">
          <chartooo:coordinate-region svg:x="1.496cm" svg:y="1.831cm" svg:width="10.654cm" svg:height="5.361cm"/>
          <chart:axis chart:dimension="x" chart:name="primary-x" chart:style-name="ch5" chartooo:axis-type="text">
            <chart:title svg:x="5.271cm" svg:y="8.018cm" chart:style-name="ch6">
              <text:p>Number of hosts</text:p>
            </chart:title>
            <chart:categories table:cell-range-address="local-table.$A$2:.$A$5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series chart:style-name="ch10" chart:values-cell-range-address="local-table.$D$2:.$D$5" chart:label-cell-address="local-table.$D$1" chart:class="chart:line">
            <chart:data-point chart:repeated="4"/>
          </chart:series>
          <chart:series chart:style-name="ch11" chart:values-cell-range-address="local-table.$E$2:.$E$5" chart:label-cell-address="local-table.$E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6 my pc</text:p>
              </table:table-cell>
              <table:table-cell office:value-type="string">
                <text:p>10^8 my pc</text:p>
              </table:table-cell>
              <table:table-cell office:value-type="string">
                <text:p>10^6 vnode</text:p>
              </table:table-cell>
              <table:table-cell office:value-type="string">
                <text:p>10^8 vno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5481089555164">
                <text:p>0.765481089555164</text:p>
              </table:table-cell>
              <table:table-cell office:value-type="float" office:value="1.02133332969245">
                <text:p>1.02133332969245</text:p>
              </table:table-cell>
              <table:table-cell office:value-type="float" office:value="0.997825992434454">
                <text:p>0.997825992434454</text:p>
              </table:table-cell>
              <table:table-cell office:value-type="float" office:value="1.00106233729762">
                <text:p>1.00106233729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00010240131074">
                <text:p>0.800010240131074</text:p>
              </table:table-cell>
              <table:table-cell office:value-type="float" office:value="1.01055408792754">
                <text:p>1.01055408792754</text:p>
              </table:table-cell>
              <table:table-cell office:value-type="float" office:value="0.996785822872779">
                <text:p>0.996785822872779</text:p>
              </table:table-cell>
              <table:table-cell office:value-type="float" office:value="1.00173447249751">
                <text:p>1.00173447249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00010240131074">
                <text:p>0.800010240131074</text:p>
              </table:table-cell>
              <table:table-cell office:value-type="float" office:value="1.01591546158777">
                <text:p>1.01591546158777</text:p>
              </table:table-cell>
              <table:table-cell office:value-type="float" office:value="0.995488656573982">
                <text:p>0.995488656573982</text:p>
              </table:table-cell>
              <table:table-cell office:value-type="float" office:value="1.00156748221889">
                <text:p>1.00156748221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54cm" svg:y="0.314cm" chart:style-name="ch2">
          <text:p>Serial fraction
</text:p>
        </chart:title>
        <chart:legend chart:legend-position="end" svg:x="12.671cm" svg:y="3.453cm" style:legend-expansion="high" chart:style-name="ch3"/>
        <chart:plot-area chart:style-name="ch4" chart:data-source-has-labels="both" svg:x="0.769cm" svg:y="2.134cm" svg:width="11.264cm" svg:height="5.705cm">
          <chartooo:coordinate-region svg:x="1.681cm" svg:y="2.333cm" svg:width="10.258cm" svg:height="4.859cm"/>
          <chart:axis chart:dimension="x" chart:name="primary-x" chart:style-name="ch5" chartooo:axis-type="text">
            <chart:title svg:x="5.166cm" svg:y="8.018cm" chart:style-name="ch6">
              <text:p>Number of hosts</text:p>
            </chart:title>
            <chart:categories table:cell-range-address="local-table.$A$2:.$A$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local-table.$B$2:.$B$4" chart:label-cell-address="local-table.$B$1" chart:class="chart:line">
            <chart:data-point chart:repeated="3"/>
          </chart:series>
          <chart:series chart:style-name="ch9" chart:values-cell-range-address="local-table.$C$2:.$C$4" chart:label-cell-address="local-table.$C$1" chart:class="chart:line">
            <chart:data-point chart:repeated="3"/>
          </chart:series>
          <chart:series chart:style-name="ch10" chart:values-cell-range-address="local-table.$D$2:.$D$4" chart:label-cell-address="local-table.$D$1" chart:class="chart:line">
            <chart:data-point chart:repeated="3"/>
          </chart:series>
          <chart:series chart:style-name="ch11" chart:values-cell-range-address="local-table.$E$2:.$E$4" chart:label-cell-address="local-table.$E$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0 my pc</text:p>
              </table:table-cell>
              <table:table-cell office:value-type="string">
                <text:p>15000 my pc</text:p>
              </table:table-cell>
              <table:table-cell office:value-type="string">
                <text:p>5000 vnode</text:p>
              </table:table-cell>
              <table:table-cell office:value-type="string">
                <text:p>15000 vno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209810536925">
                <text:p>0.033209810536925</text:p>
              </table:table-cell>
              <table:table-cell office:value-type="float" office:value="0.0513833884232682">
                <text:p>0.0513833884232682</text:p>
              </table:table-cell>
              <table:table-cell office:value-type="float" office:value="0.00931907056201364">
                <text:p>0.00931907056201364</text:p>
              </table:table-cell>
              <table:table-cell office:value-type="float" office:value="0.0294639558705774">
                <text:p>0.02946395587057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1432495713574">
                <text:p>0.301432495713574</text:p>
              </table:table-cell>
              <table:table-cell office:value-type="float" office:value="0.314273580368199">
                <text:p>0.314273580368199</text:p>
              </table:table-cell>
              <table:table-cell office:value-type="float" office:value="0.228025277937192">
                <text:p>0.228025277937192</text:p>
              </table:table-cell>
              <table:table-cell office:value-type="float" office:value="0.187215451078243">
                <text:p>0.1872154510782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1564724511388">
                <text:p>0.351564724511388</text:p>
              </table:table-cell>
              <table:table-cell office:value-type="float" office:value="0.34334571577687">
                <text:p>0.34334571577687</text:p>
              </table:table-cell>
              <table:table-cell office:value-type="float" office:value="0.156922738131782">
                <text:p>0.156922738131782</text:p>
              </table:table-cell>
              <table:table-cell office:value-type="float" office:value="0.153765756912946">
                <text:p>0.15376575691294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937cm" svg:y="0.314cm" chart:style-name="ch2">
          <text:p>Efficiency
</text:p>
        </chart:title>
        <chart:legend chart:legend-position="end" svg:x="12.67cm" svg:y="3.453cm" style:legend-expansion="high" chart:style-name="ch3"/>
        <chart:plot-area chart:style-name="ch4" chart:data-source-has-labels="both" svg:x="0.769cm" svg:y="2.134cm" svg:width="11.263cm" svg:height="5.705cm">
          <chartooo:coordinate-region svg:x="1.496cm" svg:y="2.334cm" svg:width="10.442cm" svg:height="4.858cm"/>
          <chart:axis chart:dimension="x" chart:name="primary-x" chart:style-name="ch5" chartooo:axis-type="text">
            <chart:title svg:x="5.165cm" svg:y="8.018cm" chart:style-name="ch6">
              <text:p>Number of hosts</text:p>
            </chart:title>
            <chart:categories table:cell-range-address="local-table.$A$2:.$A$5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series chart:style-name="ch10" chart:values-cell-range-address="local-table.$D$2:.$D$5" chart:label-cell-address="local-table.$D$1" chart:class="chart:line">
            <chart:data-point chart:repeated="4"/>
          </chart:series>
          <chart:series chart:style-name="ch11" chart:values-cell-range-address="local-table.$E$2:.$E$5" chart:label-cell-address="local-table.$E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0 my pc</text:p>
              </table:table-cell>
              <table:table-cell office:value-type="string">
                <text:p>15000 my pc</text:p>
              </table:table-cell>
              <table:table-cell office:value-type="string">
                <text:p>5000 vnode</text:p>
              </table:table-cell>
              <table:table-cell office:value-type="string">
                <text:p>15000 vno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7857631433381">
                <text:p>0.967857631433381</text:p>
              </table:table-cell>
              <table:table-cell office:value-type="float" office:value="0.951127829306561">
                <text:p>0.951127829306561</text:p>
              </table:table-cell>
              <table:table-cell office:value-type="float" office:value="0.990766972671165">
                <text:p>0.990766972671165</text:p>
              </table:table-cell>
              <table:table-cell office:value-type="float" office:value="0.971379322508032">
                <text:p>0.971379322508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3882863091062">
                <text:p>0.623882863091062</text:p>
              </table:table-cell>
              <table:table-cell office:value-type="float" office:value="0.614044237778057">
                <text:p>0.614044237778057</text:p>
              </table:table-cell>
              <table:table-cell office:value-type="float" office:value="0.68678933981072">
                <text:p>0.68678933981072</text:p>
              </table:table-cell>
              <table:table-cell office:value-type="float" office:value="0.727573862338949">
                <text:p>0.727573862338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669043446011">
                <text:p>0.48669043446011</text:p>
              </table:table-cell>
              <table:table-cell office:value-type="float" office:value="0.492601823230154">
                <text:p>0.492601823230154</text:p>
              </table:table-cell>
              <table:table-cell office:value-type="float" office:value="0.679916787847577">
                <text:p>0.679916787847577</text:p>
              </table:table-cell>
              <table:table-cell office:value-type="float" office:value="0.684323456988594">
                <text:p>0.68432345698859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7.056cm" svg:y="0.315cm" chart:style-name="ch2">
          <text:p>Speedup</text:p>
        </chart:title>
        <chart:legend chart:legend-position="end" svg:x="12.671cm" svg:y="3.453cm" style:legend-expansion="high" chart:style-name="ch3"/>
        <chart:plot-area chart:style-name="ch4" chart:data-source-has-labels="both" svg:x="0.769cm" svg:y="1.631cm" svg:width="11.264cm" svg:height="6.208cm">
          <chartooo:coordinate-region svg:x="1.496cm" svg:y="1.83cm" svg:width="10.443cm" svg:height="5.362cm"/>
          <chart:axis chart:dimension="x" chart:name="primary-x" chart:style-name="ch5" chartooo:axis-type="text">
            <chart:title svg:x="5.166cm" svg:y="8.018cm" chart:style-name="ch6">
              <text:p>Number of hosts</text:p>
            </chart:title>
            <chart:categories table:cell-range-address="local-table.$A$2:.$A$5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series chart:style-name="ch10" chart:values-cell-range-address="local-table.$D$2:.$D$5" chart:label-cell-address="local-table.$D$1" chart:class="chart:line">
            <chart:data-point chart:repeated="4"/>
          </chart:series>
          <chart:series chart:style-name="ch11" chart:values-cell-range-address="local-table.$E$2:.$E$5" chart:label-cell-address="local-table.$E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0 my pc</text:p>
              </table:table-cell>
              <table:table-cell office:value-type="string">
                <text:p>15000 my pc</text:p>
              </table:table-cell>
              <table:table-cell office:value-type="string">
                <text:p>5000 vnode</text:p>
              </table:table-cell>
              <table:table-cell office:value-type="string">
                <text:p>15000 vno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3571526286676">
                <text:p>1.93571526286676</text:p>
              </table:table-cell>
              <table:table-cell office:value-type="float" office:value="1.90225565861312">
                <text:p>1.90225565861312</text:p>
              </table:table-cell>
              <table:table-cell office:value-type="float" office:value="1.98153394534233">
                <text:p>1.98153394534233</text:p>
              </table:table-cell>
              <table:table-cell office:value-type="float" office:value="1.94275864501606">
                <text:p>1.942758645016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7164858927319">
                <text:p>1.87164858927319</text:p>
              </table:table-cell>
              <table:table-cell office:value-type="float" office:value="1.84213271333417">
                <text:p>1.84213271333417</text:p>
              </table:table-cell>
              <table:table-cell office:value-type="float" office:value="2.06036801943216">
                <text:p>2.06036801943216</text:p>
              </table:table-cell>
              <table:table-cell office:value-type="float" office:value="2.18272158701685">
                <text:p>2.18272158701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4676173784044">
                <text:p>1.94676173784044</text:p>
              </table:table-cell>
              <table:table-cell office:value-type="float" office:value="1.97040729292062">
                <text:p>1.97040729292062</text:p>
              </table:table-cell>
              <table:table-cell office:value-type="float" office:value="2.71966715139031">
                <text:p>2.71966715139031</text:p>
              </table:table-cell>
              <table:table-cell office:value-type="float" office:value="2.73729382795438">
                <text:p>2.7372938279543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937cm" svg:y="0.315cm" chart:style-name="ch2">
          <text:p>Efficiency</text:p>
        </chart:title>
        <chart:legend chart:legend-position="end" svg:x="12.882cm" svg:y="3.453cm" style:legend-expansion="high" chart:style-name="ch3"/>
        <chart:plot-area chart:style-name="ch4" chart:data-source-has-labels="both" svg:x="0.769cm" svg:y="1.631cm" svg:width="11.475cm" svg:height="6.208cm">
          <chartooo:coordinate-region svg:x="1.496cm" svg:y="1.831cm" svg:width="10.655cm" svg:height="5.361cm"/>
          <chart:axis chart:dimension="x" chart:name="primary-x" chart:style-name="ch5" chartooo:axis-type="text">
            <chart:title svg:x="5.271cm" svg:y="8.018cm" chart:style-name="ch6">
              <text:p>Number of hosts</text:p>
            </chart:title>
            <chart:categories table:cell-range-address="local-table.$A$2:.$A$6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series chart:style-name="ch10" chart:values-cell-range-address="local-table.$D$2:.$D$6" chart:label-cell-address="local-table.$D$1" chart:class="chart:line">
            <chart:data-point chart:repeated="5"/>
          </chart:series>
          <chart:series chart:style-name="ch11" chart:values-cell-range-address="local-table.$E$2:.$E$6" chart:label-cell-address="local-table.$E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6 my pc</text:p>
              </table:table-cell>
              <table:table-cell office:value-type="string">
                <text:p>10^8 my pc</text:p>
              </table:table-cell>
              <table:table-cell office:value-type="string">
                <text:p>10^6 vnode</text:p>
              </table:table-cell>
              <table:table-cell office:value-type="string">
                <text:p>10^8 vno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2740544777582">
                <text:p>0.382740544777582</text:p>
              </table:table-cell>
              <table:table-cell office:value-type="float" office:value="0.510666664846223">
                <text:p>0.510666664846223</text:p>
              </table:table-cell>
              <table:table-cell office:value-type="float" office:value="0.498912996217227">
                <text:p>0.498912996217227</text:p>
              </table:table-cell>
              <table:table-cell office:value-type="float" office:value="0.500531168648809">
                <text:p>0.5005311686488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6670080043691">
                <text:p>0.266670080043691</text:p>
              </table:table-cell>
              <table:table-cell office:value-type="float" office:value="0.336851362642514">
                <text:p>0.336851362642514</text:p>
              </table:table-cell>
              <table:table-cell office:value-type="float" office:value="0.332261940957593">
                <text:p>0.332261940957593</text:p>
              </table:table-cell>
              <table:table-cell office:value-type="float" office:value="0.333911490832503">
                <text:p>0.333911490832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0002560032768">
                <text:p>0.200002560032768</text:p>
              </table:table-cell>
              <table:table-cell office:value-type="float" office:value="0.253978865396943">
                <text:p>0.253978865396943</text:p>
              </table:table-cell>
              <table:table-cell office:value-type="float" office:value="0.248872164143495">
                <text:p>0.248872164143495</text:p>
              </table:table-cell>
              <table:table-cell office:value-type="float" office:value="0.250391870554722">
                <text:p>0.250391870554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54cm" svg:y="0.315cm" chart:style-name="ch2">
          <text:p>Serial fraction</text:p>
        </chart:title>
        <chart:legend chart:legend-position="end" svg:x="12.882cm" svg:y="3.453cm" style:legend-expansion="high" chart:style-name="ch3"/>
        <chart:plot-area chart:style-name="ch4" chart:data-source-has-labels="both" svg:x="0.769cm" svg:y="1.631cm" svg:width="11.475cm" svg:height="6.208cm">
          <chartooo:coordinate-region svg:x="1.496cm" svg:y="1.83cm" svg:width="10.655cm" svg:height="5.362cm"/>
          <chart:axis chart:dimension="x" chart:name="primary-x" chart:style-name="ch5" chartooo:axis-type="text">
            <chart:title svg:x="5.271cm" svg:y="8.018cm" chart:style-name="ch6">
              <text:p>Number of hosts</text:p>
            </chart:title>
            <chart:categories table:cell-range-address="local-table.$A$2:.$A$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local-table.$B$2:.$B$4" chart:label-cell-address="local-table.$B$1" chart:class="chart:line">
            <chart:data-point chart:repeated="3"/>
          </chart:series>
          <chart:series chart:style-name="ch9" chart:values-cell-range-address="local-table.$C$2:.$C$4" chart:label-cell-address="local-table.$C$1" chart:class="chart:line">
            <chart:data-point chart:repeated="3"/>
          </chart:series>
          <chart:series chart:style-name="ch10" chart:values-cell-range-address="local-table.$D$2:.$D$4" chart:label-cell-address="local-table.$D$1" chart:class="chart:line">
            <chart:data-point chart:repeated="3"/>
          </chart:series>
          <chart:series chart:style-name="ch11" chart:values-cell-range-address="local-table.$E$2:.$E$4" chart:label-cell-address="local-table.$E$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6 my pc</text:p>
              </table:table-cell>
              <table:table-cell office:value-type="string">
                <text:p>10^8 my pc</text:p>
              </table:table-cell>
              <table:table-cell office:value-type="string">
                <text:p>10^6 vnode</text:p>
              </table:table-cell>
              <table:table-cell office:value-type="string">
                <text:p>10^8 vno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12736">
                <text:p>1.612736</text:p>
              </table:table-cell>
              <table:table-cell office:value-type="float" office:value="0.958224550061694">
                <text:p>0.958224550061694</text:p>
              </table:table-cell>
              <table:table-cell office:value-type="float" office:value="1.00435748834372">
                <text:p>1.00435748834372</text:p>
              </table:table-cell>
              <table:table-cell office:value-type="float" office:value="0.997877580130551">
                <text:p>0.9978775801305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74976">
                <text:p>1.374976</text:p>
              </table:table-cell>
              <table:table-cell office:value-type="float" office:value="0.984334206273135">
                <text:p>0.984334206273135</text:p>
              </table:table-cell>
              <table:table-cell office:value-type="float" office:value="1.00483681206153">
                <text:p>1.00483681206153</text:p>
              </table:table-cell>
              <table:table-cell office:value-type="float" office:value="0.997402796032588">
                <text:p>0.997402796032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33312">
                <text:p>1.333312</text:p>
              </table:table-cell>
              <table:table-cell office:value-type="float" office:value="0.979111829426047">
                <text:p>0.979111829426047</text:p>
              </table:table-cell>
              <table:table-cell office:value-type="float" office:value="1.00604238383662">
                <text:p>1.00604238383662</text:p>
              </table:table-cell>
              <table:table-cell office:value-type="float" office:value="0.99791329458179">
                <text:p>0.997913294581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54cm" svg:y="0.315cm" chart:style-name="ch2">
          <text:p>Serial fraction</text:p>
        </chart:title>
        <chart:legend chart:legend-position="end" svg:x="12.671cm" svg:y="3.453cm" style:legend-expansion="high" chart:style-name="ch3"/>
        <chart:plot-area chart:style-name="ch4" chart:data-source-has-labels="both" svg:x="0.769cm" svg:y="1.631cm" svg:width="11.264cm" svg:height="6.208cm">
          <chartooo:coordinate-region svg:x="1.787cm" svg:y="1.831cm" svg:width="10.152cm" svg:height="5.809cm"/>
          <chart:axis chart:dimension="x" chart:name="primary-x" chart:style-name="ch5" chartooo:axis-type="text">
            <chart:title svg:x="5.166cm" svg:y="8.018cm" chart:style-name="ch6">
              <text:p>Number of hosts</text:p>
            </chart:title>
            <chart:categories table:cell-range-address="local-table.$A$2:.$A$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local-table.$B$2:.$B$4" chart:label-cell-address="local-table.$B$1" chart:class="chart:line">
            <chart:data-point chart:repeated="3"/>
          </chart:series>
          <chart:series chart:style-name="ch9" chart:values-cell-range-address="local-table.$C$2:.$C$4" chart:label-cell-address="local-table.$C$1" chart:class="chart:line">
            <chart:data-point chart:repeated="3"/>
          </chart:series>
          <chart:series chart:style-name="ch10" chart:values-cell-range-address="local-table.$D$2:.$D$4" chart:label-cell-address="local-table.$D$1" chart:class="chart:line">
            <chart:data-point chart:repeated="3"/>
          </chart:series>
          <chart:series chart:style-name="ch11" chart:values-cell-range-address="local-table.$E$2:.$E$4" chart:label-cell-address="local-table.$E$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0 my pc</text:p>
              </table:table-cell>
              <table:table-cell office:value-type="string">
                <text:p>15000 my pc</text:p>
              </table:table-cell>
              <table:table-cell office:value-type="string">
                <text:p>5000 vnode</text:p>
              </table:table-cell>
              <table:table-cell office:value-type="string">
                <text:p>15000 vno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3167775913669">
                <text:p>0.113167775913669</text:p>
              </table:table-cell>
              <table:table-cell office:value-type="float" office:value="0.110903173201611">
                <text:p>0.110903173201611</text:p>
              </table:table-cell>
              <table:table-cell office:value-type="float" office:value="-0.0267677904514277">
                <text:p>-0.0267677904514277</text:p>
              </table:table-cell>
              <table:table-cell office:value-type="float" office:value="0.0243365180042445">
                <text:p>0.02433651800424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6684242547151">
                <text:p>0.346684242547151</text:p>
              </table:table-cell>
              <table:table-cell office:value-type="float" office:value="0.334991690747048">
                <text:p>0.334991690747048</text:p>
              </table:table-cell>
              <table:table-cell office:value-type="float" office:value="0.241776036235513">
                <text:p>0.241776036235513</text:p>
              </table:table-cell>
              <table:table-cell office:value-type="float" office:value="0.314136770708495">
                <text:p>0.314136770708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0084806696042">
                <text:p>0.400084806696042</text:p>
              </table:table-cell>
              <table:table-cell office:value-type="float" office:value="0.390469081781349">
                <text:p>0.390469081781349</text:p>
              </table:table-cell>
              <table:table-cell office:value-type="float" office:value="0.314838889475868">
                <text:p>0.314838889475868</text:p>
              </table:table-cell>
              <table:table-cell office:value-type="float" office:value="0.331150483478664">
                <text:p>0.3311504834786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937cm" svg:y="0.315cm" chart:style-name="ch2">
          <text:p>Efficiency</text:p>
        </chart:title>
        <chart:legend chart:legend-position="end" svg:x="12.671cm" svg:y="3.453cm" style:legend-expansion="high" chart:style-name="ch3"/>
        <chart:plot-area chart:style-name="ch4" chart:data-source-has-labels="both" svg:x="0.769cm" svg:y="1.631cm" svg:width="11.264cm" svg:height="6.208cm">
          <chartooo:coordinate-region svg:x="1.496cm" svg:y="1.831cm" svg:width="10.443cm" svg:height="5.361cm"/>
          <chart:axis chart:dimension="x" chart:name="primary-x" chart:style-name="ch5" chartooo:axis-type="text">
            <chart:title svg:x="5.166cm" svg:y="8.018cm" chart:style-name="ch6">
              <text:p>Number of hosts</text:p>
            </chart:title>
            <chart:categories table:cell-range-address="local-table.$A$2:.$A$5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series chart:style-name="ch10" chart:values-cell-range-address="local-table.$D$2:.$D$5" chart:label-cell-address="local-table.$D$1" chart:class="chart:line">
            <chart:data-point chart:repeated="4"/>
          </chart:series>
          <chart:series chart:style-name="ch11" chart:values-cell-range-address="local-table.$E$2:.$E$5" chart:label-cell-address="local-table.$E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0 my pc</text:p>
              </table:table-cell>
              <table:table-cell office:value-type="string">
                <text:p>15000 my pc</text:p>
              </table:table-cell>
              <table:table-cell office:value-type="string">
                <text:p>5000 vnode</text:p>
              </table:table-cell>
              <table:table-cell office:value-type="string">
                <text:p>15000 vno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8337179388091">
                <text:p>0.898337179388091</text:p>
              </table:table-cell>
              <table:table-cell office:value-type="float" office:value="0.900168461233224">
                <text:p>0.900168461233224</text:p>
              </table:table-cell>
              <table:table-cell office:value-type="float" office:value="1.02750401208345">
                <text:p>1.02750401208345</text:p>
              </table:table-cell>
              <table:table-cell office:value-type="float" office:value="0.976241676854731">
                <text:p>0.976241676854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0538922155689">
                <text:p>0.590538922155689</text:p>
              </table:table-cell>
              <table:table-cell office:value-type="float" office:value="0.598808354071956">
                <text:p>0.598808354071956</text:p>
              </table:table-cell>
              <table:table-cell office:value-type="float" office:value="0.674057903700263">
                <text:p>0.674057903700263</text:p>
              </table:table-cell>
              <table:table-cell office:value-type="float" office:value="0.614147423368287">
                <text:p>0.6141474233682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4492894489878">
                <text:p>0.454492894489878</text:p>
              </table:table-cell>
              <table:table-cell office:value-type="float" office:value="0.460530838765602">
                <text:p>0.460530838765602</text:p>
              </table:table-cell>
              <table:table-cell office:value-type="float" office:value="0.51426661248866">
                <text:p>0.51426661248866</text:p>
              </table:table-cell>
              <table:table-cell office:value-type="float" office:value="0.501642515437879">
                <text:p>0.5016425154378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7.056cm" svg:y="0.314cm" chart:style-name="ch2">
          <text:p>Speedup
</text:p>
        </chart:title>
        <chart:legend chart:legend-position="end" svg:x="12.671cm" svg:y="3.453cm" style:legend-expansion="high" chart:style-name="ch3"/>
        <chart:plot-area chart:style-name="ch4" chart:data-source-has-labels="both" svg:x="0.769cm" svg:y="2.134cm" svg:width="11.264cm" svg:height="5.705cm">
          <chartooo:coordinate-region svg:x="1.496cm" svg:y="2.333cm" svg:width="10.443cm" svg:height="4.859cm"/>
          <chart:axis chart:dimension="x" chart:name="primary-x" chart:style-name="ch5" chartooo:axis-type="text">
            <chart:title svg:x="5.166cm" svg:y="8.018cm" chart:style-name="ch6">
              <text:p>Number of hosts</text:p>
            </chart:title>
            <chart:categories table:cell-range-address="local-table.$A$2:.$A$5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series chart:style-name="ch10" chart:values-cell-range-address="local-table.$D$2:.$D$5" chart:label-cell-address="local-table.$D$1" chart:class="chart:line">
            <chart:data-point chart:repeated="4"/>
          </chart:series>
          <chart:series chart:style-name="ch11" chart:values-cell-range-address="local-table.$E$2:.$E$5" chart:label-cell-address="local-table.$E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0 my pc</text:p>
              </table:table-cell>
              <table:table-cell office:value-type="string">
                <text:p>15000 my pc</text:p>
              </table:table-cell>
              <table:table-cell office:value-type="string">
                <text:p>5000 vnode</text:p>
              </table:table-cell>
              <table:table-cell office:value-type="string">
                <text:p>15000 vno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9667435877618">
                <text:p>1.79667435877618</text:p>
              </table:table-cell>
              <table:table-cell office:value-type="float" office:value="1.80033692246645">
                <text:p>1.80033692246645</text:p>
              </table:table-cell>
              <table:table-cell office:value-type="float" office:value="2.0550080241669">
                <text:p>2.0550080241669</text:p>
              </table:table-cell>
              <table:table-cell office:value-type="float" office:value="1.95248335370946">
                <text:p>1.95248335370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7161676646707">
                <text:p>1.77161676646707</text:p>
              </table:table-cell>
              <table:table-cell office:value-type="float" office:value="1.79642506221587">
                <text:p>1.79642506221587</text:p>
              </table:table-cell>
              <table:table-cell office:value-type="float" office:value="2.02217371110079">
                <text:p>2.02217371110079</text:p>
              </table:table-cell>
              <table:table-cell office:value-type="float" office:value="1.84244227010486">
                <text:p>1.84244227010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1797157795951">
                <text:p>1.81797157795951</text:p>
              </table:table-cell>
              <table:table-cell office:value-type="float" office:value="1.84212335506241">
                <text:p>1.84212335506241</text:p>
              </table:table-cell>
              <table:table-cell office:value-type="float" office:value="2.05706644995464">
                <text:p>2.05706644995464</text:p>
              </table:table-cell>
              <table:table-cell office:value-type="float" office:value="2.00657006175152">
                <text:p>2.006570061751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7.056cm" svg:y="0.314cm" chart:style-name="ch2">
          <text:p>Speedup
</text:p>
        </chart:title>
        <chart:legend chart:legend-position="end" svg:x="12.882cm" svg:y="3.453cm" style:legend-expansion="high" chart:style-name="ch3"/>
        <chart:plot-area chart:style-name="ch4" chart:data-source-has-labels="both" svg:x="0.769cm" svg:y="2.134cm" svg:width="11.475cm" svg:height="5.705cm">
          <chartooo:coordinate-region svg:x="1.496cm" svg:y="2.334cm" svg:width="10.654cm" svg:height="4.858cm"/>
          <chart:axis chart:dimension="x" chart:name="primary-x" chart:style-name="ch5" chartooo:axis-type="text">
            <chart:title svg:x="5.271cm" svg:y="8.018cm" chart:style-name="ch6">
              <text:p>Number of hosts</text:p>
            </chart:title>
            <chart:categories table:cell-range-address="local-table.$A$2:.$A$5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series chart:style-name="ch10" chart:values-cell-range-address="local-table.$D$2:.$D$5" chart:label-cell-address="local-table.$D$1" chart:class="chart:line">
            <chart:data-point chart:repeated="4"/>
          </chart:series>
          <chart:series chart:style-name="ch11" chart:values-cell-range-address="local-table.$E$2:.$E$5" chart:label-cell-address="local-table.$E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6 my pc</text:p>
              </table:table-cell>
              <table:table-cell office:value-type="string">
                <text:p>10^8 my pc</text:p>
              </table:table-cell>
              <table:table-cell office:value-type="string">
                <text:p>10^6 vnode</text:p>
              </table:table-cell>
              <table:table-cell office:value-type="string">
                <text:p>10^8 vno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3094308035714">
                <text:p>0.993094308035714</text:p>
              </table:table-cell>
              <table:table-cell office:value-type="float" office:value="1.0070518582967">
                <text:p>1.0070518582967</text:p>
              </table:table-cell>
              <table:table-cell office:value-type="float" office:value="0.953573407202216">
                <text:p>0.953573407202216</text:p>
              </table:table-cell>
              <table:table-cell office:value-type="float" office:value="0.960288557458414">
                <text:p>0.960288557458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4666977177457">
                <text:p>0.994666977177457</text:p>
              </table:table-cell>
              <table:table-cell office:value-type="float" office:value="1.02274661747268">
                <text:p>1.02274661747268</text:p>
              </table:table-cell>
              <table:table-cell office:value-type="float" office:value="0.730698113207547">
                <text:p>0.730698113207547</text:p>
              </table:table-cell>
              <table:table-cell office:value-type="float" office:value="0.942845441874486">
                <text:p>0.942845441874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4818372861003">
                <text:p>0.854818372861003</text:p>
              </table:table-cell>
              <table:table-cell office:value-type="float" office:value="1.0179127027559">
                <text:p>1.0179127027559</text:p>
              </table:table-cell>
              <table:table-cell office:value-type="float" office:value="0.711690602861317">
                <text:p>0.711690602861317</text:p>
              </table:table-cell>
              <table:table-cell office:value-type="float" office:value="0.930052914051813">
                <text:p>0.93005291405181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937cm" svg:y="0.315cm" chart:style-name="ch2">
          <text:p>Efficiency</text:p>
        </chart:title>
        <chart:legend chart:legend-position="end" svg:x="12.882cm" svg:y="3.453cm" style:legend-expansion="high" chart:style-name="ch3"/>
        <chart:plot-area chart:style-name="ch4" chart:data-source-has-labels="both" svg:x="0.769cm" svg:y="1.631cm" svg:width="11.475cm" svg:height="6.208cm">
          <chartooo:coordinate-region svg:x="1.496cm" svg:y="1.831cm" svg:width="10.654cm" svg:height="5.361cm"/>
          <chart:axis chart:dimension="x" chart:name="primary-x" chart:style-name="ch5" chartooo:axis-type="text">
            <chart:title svg:x="5.271cm" svg:y="8.018cm" chart:style-name="ch6">
              <text:p>Number of hosts</text:p>
            </chart:title>
            <chart:categories table:cell-range-address="local-table.$A$2:.$A$5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series chart:style-name="ch10" chart:values-cell-range-address="local-table.$D$2:.$D$5" chart:label-cell-address="local-table.$D$1" chart:class="chart:line">
            <chart:data-point chart:repeated="4"/>
          </chart:series>
          <chart:series chart:style-name="ch11" chart:values-cell-range-address="local-table.$E$2:.$E$5" chart:label-cell-address="local-table.$E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6 my pc</text:p>
              </table:table-cell>
              <table:table-cell office:value-type="string">
                <text:p>10^8 my pc</text:p>
              </table:table-cell>
              <table:table-cell office:value-type="string">
                <text:p>10^6 vnode</text:p>
              </table:table-cell>
              <table:table-cell office:value-type="string">
                <text:p>10^8 vno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6547154017857">
                <text:p>0.496547154017857</text:p>
              </table:table-cell>
              <table:table-cell office:value-type="float" office:value="0.503525929148349">
                <text:p>0.503525929148349</text:p>
              </table:table-cell>
              <table:table-cell office:value-type="float" office:value="0.476786703601108">
                <text:p>0.476786703601108</text:p>
              </table:table-cell>
              <table:table-cell office:value-type="float" office:value="0.480144278729207">
                <text:p>0.480144278729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1555659059152">
                <text:p>0.331555659059152</text:p>
              </table:table-cell>
              <table:table-cell office:value-type="float" office:value="0.340915539157561">
                <text:p>0.340915539157561</text:p>
              </table:table-cell>
              <table:table-cell office:value-type="float" office:value="0.243566037735849">
                <text:p>0.243566037735849</text:p>
              </table:table-cell>
              <table:table-cell office:value-type="float" office:value="0.314281813958162">
                <text:p>0.314281813958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3704593215251">
                <text:p>0.213704593215251</text:p>
              </table:table-cell>
              <table:table-cell office:value-type="float" office:value="0.254478175688976">
                <text:p>0.254478175688976</text:p>
              </table:table-cell>
              <table:table-cell office:value-type="float" office:value="0.177922650715329">
                <text:p>0.177922650715329</text:p>
              </table:table-cell>
              <table:table-cell office:value-type="float" office:value="0.232513228512953">
                <text:p>0.23251322851295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54cm" svg:y="0.314cm" chart:style-name="ch2">
          <text:p>Serial fraction
</text:p>
        </chart:title>
        <chart:legend chart:legend-position="end" svg:x="12.882cm" svg:y="3.453cm" style:legend-expansion="high" chart:style-name="ch3"/>
        <chart:plot-area chart:style-name="ch4" chart:data-source-has-labels="both" svg:x="0.769cm" svg:y="2.134cm" svg:width="11.475cm" svg:height="5.705cm">
          <chartooo:coordinate-region svg:x="1.496cm" svg:y="2.333cm" svg:width="10.655cm" svg:height="4.859cm"/>
          <chart:axis chart:dimension="x" chart:name="primary-x" chart:style-name="ch5" chartooo:axis-type="text">
            <chart:title svg:x="5.271cm" svg:y="8.018cm" chart:style-name="ch6">
              <text:p>Number of hosts</text:p>
            </chart:title>
            <chart:categories table:cell-range-address="local-table.$A$2:.$A$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local-table.$B$2:.$B$4" chart:label-cell-address="local-table.$B$1" chart:class="chart:line">
            <chart:data-point chart:repeated="3"/>
          </chart:series>
          <chart:series chart:style-name="ch9" chart:values-cell-range-address="local-table.$C$2:.$C$4" chart:label-cell-address="local-table.$C$1" chart:class="chart:line">
            <chart:data-point chart:repeated="3"/>
          </chart:series>
          <chart:series chart:style-name="ch10" chart:values-cell-range-address="local-table.$D$2:.$D$4" chart:label-cell-address="local-table.$D$1" chart:class="chart:line">
            <chart:data-point chart:repeated="3"/>
          </chart:series>
          <chart:series chart:style-name="ch11" chart:values-cell-range-address="local-table.$E$2:.$E$4" chart:label-cell-address="local-table.$E$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6 my pc</text:p>
              </table:table-cell>
              <table:table-cell office:value-type="string">
                <text:p>10^8 my pc</text:p>
              </table:table-cell>
              <table:table-cell office:value-type="string">
                <text:p>10^6 vnode</text:p>
              </table:table-cell>
              <table:table-cell office:value-type="string">
                <text:p>10^8 vno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390742431692">
                <text:p>1.01390742431692</text:p>
              </table:table-cell>
              <table:table-cell office:value-type="float" office:value="0.985995044369163">
                <text:p>0.985995044369163</text:p>
              </table:table-cell>
              <table:table-cell office:value-type="float" office:value="1.09737392516849">
                <text:p>1.09737392516849</text:p>
              </table:table-cell>
              <table:table-cell office:value-type="float" office:value="1.08270731174115">
                <text:p>1.082707311741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804242466812">
                <text:p>1.00804242466812</text:p>
              </table:table-cell>
              <table:table-cell office:value-type="float" office:value="0.966638925393525">
                <text:p>0.966638925393525</text:p>
              </table:table-cell>
              <table:table-cell office:value-type="float" office:value="1.55283135796731">
                <text:p>1.55283135796731</text:p>
              </table:table-cell>
              <table:table-cell office:value-type="float" office:value="1.09092883454771">
                <text:p>1.09092883454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2645220200885">
                <text:p>1.22645220200885</text:p>
              </table:table-cell>
              <table:table-cell office:value-type="float" office:value="0.976536687664988">
                <text:p>0.976536687664988</text:p>
              </table:table-cell>
              <table:table-cell office:value-type="float" office:value="1.54013995403724">
                <text:p>1.54013995403724</text:p>
              </table:table-cell>
              <table:table-cell office:value-type="float" office:value="1.10027685506403">
                <text:p>1.1002768550640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